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20a4" officeooo:paragraph-rsid="001920a4"/>
    </style:style>
    <style:style style:name="P2" style:family="paragraph" style:parent-style-name="Standard">
      <style:text-properties officeooo:rsid="001920a4" officeooo:paragraph-rsid="001c4f95"/>
    </style:style>
    <style:style style:name="P3" style:family="paragraph" style:parent-style-name="Standard">
      <style:text-properties officeooo:rsid="001cdf84" officeooo:paragraph-rsid="001cdf84"/>
    </style:style>
    <style:style style:name="P4" style:family="paragraph" style:parent-style-name="Text_20_body">
      <style:text-properties fo:font-weight="normal"/>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7f920" officeooo:paragraph-rsid="0017f920" style:text-blinking="false" fo:background-color="transparent"/>
    </style:style>
    <style:style style:name="P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style>
    <style:style style:name="P13" style:family="paragraph" style:parent-style-name="Text_20_body">
      <loext:graphic-properties draw:fill="none" draw:fill-color="#ffffff"/>
      <style:paragraph-properties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 style:family="paragraph" style:parent-style-name="Text_20_body">
      <loext:graphic-properties draw:fill="none" draw:fill-color="#ffffff"/>
      <style:paragraph-properties fo:background-color="transparent" fo:padding="0cm" fo:border="none" style:writing-mode="lr-tb"/>
      <style:text-properties officeooo:paragraph-rsid="0017f920"/>
    </style:style>
    <style:style style:name="P15" style:family="paragraph" style:parent-style-name="Text_20_body">
      <loext:graphic-properties draw:fill="none" draw:fill-color="#ffffff"/>
      <style:paragraph-properties fo:background-color="transparent" fo:padding="0cm" fo:border="none" style:writing-mode="lr-tb"/>
      <style:text-properties officeooo:rsid="001920a4" officeooo:paragraph-rsid="001920a4"/>
    </style:style>
    <style:style style:name="T1" style:family="text">
      <style:text-properties fo:background-color="transparent" loext:char-shading-value="0"/>
    </style:style>
    <style:style style:name="T2" style:family="text">
      <style:text-properties fo:color="#ff0000"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7f920" style:text-blinking="false"/>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920a4" style:text-blinking="false"/>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920a4"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style:style>
    <style:style style:name="T9" style:family="text">
      <style:text-properties officeooo:rsid="0017f920"/>
    </style:style>
    <style:style style:name="T10" style:family="text">
      <style:text-properties style:font-name="Liberation Serif1"/>
    </style:style>
    <style:style style:name="T11" style:family="text">
      <style:text-properties officeooo:rsid="001920a4"/>
    </style:style>
    <style:style style:name="T12" style:family="text">
      <style:text-properties officeooo:rsid="001a1bab"/>
    </style:style>
    <style:style style:name="T13" style:family="text">
      <style:text-properties officeooo:rsid="001b4124"/>
    </style:style>
    <style:style style:name="T14" style:family="text">
      <style:text-properties officeooo:rsid="001c4f9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24371763" text:style-name="L1">
        <text:list-item>
          <text:p text:style-name="P7"><text:bookmark text:name="docs-internal-guid-59bd7419-7fff-9d45-ec97-a86bfa213331"/><text:span text:style-name="T2">Dead recoking</text:span><text:span text:style-name="T1"> - pose estimation</text:span></text:p>
        </text:list-item>
        <text:list-item>
          <text:p text:style-name="P7"><text:span text:style-name="T2">OGM</text:span><text:span text:style-name="T1"> (occupancy grid mapping)</text:span></text:p>
        </text:list-item>
        <text:list-item>
          <text:p text:style-name="P8">Map params</text:p>
          <text:list>
            <text:list-item>
              <text:p text:style-name="P8">Image file (.pgm aka portable greymap format)</text:p>
            </text:list-item>
            <text:list-item>
              <text:p text:style-name="P8">Resolution =  meters/pixel</text:p>
            </text:list-item>
            <text:list-item>
              <text:p text:style-name="P8">Map origin</text:p>
            </text:list-item>
            <text:list-item>
              <text:p text:style-name="P8">Negate (if set true (=1) then, black pixels will appear white)</text:p>
            </text:list-item>
            <text:list-item>
              <text:p text:style-name="P8">Occupied threshold (if occ_probability &gt; occ_threshold, then pixel will be black representing its occupied, else will be marked white)</text:p>
            </text:list-item>
            <text:list-item>
              <text:p text:style-name="P11">Free_thresh </text:p>
            </text:list-item>
          </text:list>
        </text:list-item>
        <text:list-item>
          <text:p text:style-name="P8">What do we need to make a map</text:p>
          <text:list>
            <text:list-item>
              <text:p text:style-name="P8">Distance measuremnt (for obstacle detection and avoidance)</text:p>
            </text:list-item>
            <text:list-item>
              <text:p text:style-name="P8">Pose value of the robot (given by odometry)</text:p>
            </text:list-item>
            <text:list-item>
              <text:p text:style-name="P8">Scan (laser reading) and tf (transform) data</text:p>
            </text:list-item>
          </text:list>
        </text:list-item>
        <text:list-item>
          <text:p text:style-name="P11">Kalman filter</text:p>
          <text:list>
            <text:list-item>
              <text:p text:style-name="P11">Theory</text:p>
            </text:list-item>
            <text:list-item>
              <text:p text:style-name="P11">Ekf</text:p>
            </text:list-item>
            <text:list-item>
              <text:p text:style-name="P11">Ukf </text:p>
            </text:list-item>
          </text:list>
        </text:list-item>
        <text:list-item>
          <text:p text:style-name="P8">Particle filter</text:p>
          <text:list>
            <text:list-item>
              <text:p text:style-name="P8">Monte corlo localization</text:p>
            </text:list-item>
            <text:list-item>
              <text:p text:style-name="P8">Theory</text:p>
            </text:list-item>
            <text:list-item>
              <text:p text:style-name="P8">Steps involved</text:p>
              <text:list>
                <text:list-item>
                  <text:p text:style-name="P8">Initialization</text:p>
                </text:list-item>
                <text:list-item>
                  <text:p text:style-name="P8">Prediction</text:p>
                </text:list-item>
                <text:list-item>
                  <text:p text:style-name="P8">Update</text:p>
                </text:list-item>
                <text:list-item>
                  <text:p text:style-name="P8">Pose estimation</text:p>
                </text:list-item>
                <text:list-item>
                  <text:p text:style-name="P8">Resampling</text:p>
                </text:list-item>
              </text:list>
            </text:list-item>
          </text:list>
        </text:list-item>
        <text:list-item>
          <text:p text:style-name="P8">AMCL</text:p>
        </text:list-item>
        <text:list-item>
          <text:p text:style-name="P8">Costmaps (global and local)</text:p>
        </text:list-item>
        <text:list-item>
          <text:p text:style-name="P8">Path planners </text:p>
          <text:list>
            <text:list-item>
              <text:p text:style-name="P8">Algorithms</text:p>
            </text:list-item>
            <text:list-item>
              <text:p text:style-name="P8">Criteria for evaluation</text:p>
            </text:list-item>
          </text:list>
        </text:list-item>
      </text:list>
      <text:p text:style-name="P4"><text:line-break/><text:line-break/><text:line-break/><text:line-break/><text:line-break/><text:line-break/><text:line-break/><text:line-break/><text:line-break/></text:p>
      <text:p text:style-name="P5"><text:soft-page-break/>Bug 1 algorithm </text:p>
      <text:p text:style-name="P5">(reference: principles of motion planning, theory, algorithms and implementation)</text:p>
      <text:list xml:id="list3494425038" text:style-name="L2">
        <text:list-item>
          <text:p text:style-name="P9">Point to point with a tactile sensor </text:p>
        </text:list-item>
        <text:list-item>
          <text:p text:style-name="P9">Provides a path to q_goal or concludes stating no such path exists</text:p>
        </text:list-item>
        <text:list-item>
          <text:p text:style-name="P9">Robot is considered as a point object with no position error</text:p>
        </text:list-item>
        <text:list-item>
          <text:p text:style-name="P9">Exhibits 2 behaviours, motion to goal (when there is a clear path to goal) or boundary follwoing (obstacle avoidance)</text:p>
          <text:list>
            <text:list-item>
              <text:p text:style-name="P9">Motion planning path will be a st line connecting q_start and q_goal called m-line. In case of a clear path the robot follows this straight line without any interruption.</text:p>
            </text:list-item>
            <text:list-item>
              <text:p text:style-name="P9">In case of detecting an obstacle (say at point q_H, the robot circumnavigates the obstacle till it returns to that point q_H. During this motion, the robot estimates the closest point to the goal in the perimeter of the obstacle and traverses to this point, this point is called leave point q_L <text:span text:style-name="T11">(exhaustive search)</text:span>. From the leave point, the robot travels straight to the goal. I.e invokes the motion to goal behavior</text:p>
            </text:list-item>
            <text:list-item>
              <text:p text:style-name="P9">If the line connecting leave point and goal passes through the obstacle, then there is no path to the goal.</text:p>
            </text:list-item>
            <text:list-item>
              <text:p text:style-name="P9">However if there is a path then the robot follows the above steps till it reaches the goal.</text:p>
            </text:list-item>
          </text:list>
        </text:list-item>
      </text:list>
      <text:p text:style-name="Text_20_body"/>
      <text:p text:style-name="P5">So in bug 1, the longest path traversed will be when the robot has to avoid all obstacles and the leave point in every obstacle is at the half perimeter distance. <text:span text:style-name="T9">Hence</text:span></text:p>
      <text:p text:style-name="P6">L_bug1 &lt;= d(q_start, q_goal) + 1.5<text:span text:style-name="T10">Σp</text:span></text:p>
      <text:p text:style-name="P6"><text:span text:style-name="T10">where p is perimeter of an obstacle. </text:span></text:p>
      <text:p text:style-name="P6"><text:span text:style-name="T10"/></text:p>
      <text:p text:style-name="P5">Bug 2 algorithm</text:p>
      <text:list xml:id="list4256151964" text:style-name="L3">
        <text:list-item>
          <text:p text:style-name="P10">Motion to goal is same as that of bug 1 algo, but the line (m-line) connecting start and goal are fixed.</text:p>
        </text:list-item>
        <text:list-item>
          <text:p text:style-name="P12"><text:span text:style-name="T6">Boundary follow behavior is slightly different than that in bug 2. The robot circumnavigates the obstacle till it finds a point on the m-line that is closer to goal than to t</text:span><text:span text:style-name="T7">he point of initial contact with the obstacle (oppurtunistic approach)</text:span><text:span text:style-name="T6">. From there it invokes the motion to goal again and moves towards the goal, thereby repeating this process every time it encounters an obstacle.</text:span></text:p>
        </text:list-item>
      </text:list>
      <text:p text:style-name="P13"/>
      <text:p text:style-name="P14"><text:span text:style-name="T4">For bug 2 the path length is a bit more complicated, </text:span><text:span text:style-name="T5">suppose the m-line passes through an obstacle n times. Then there are at most n leave points for this obstacle, since the robot may leave from this point only when it returns to it on this line. It is easy to see that half of these intersection points are ot valid leave points because they lie on the wrong side of th obstacle. i.e moving towards the goal will lead to collision. In worst case the robot will traverse nearly entire perimeter this,</text:span></text:p>
      <text:p text:style-name="P15"><text:span text:style-name="T3">L_bug2 &lt;=d(q_start, q_goal) + 0.5 </text:span><text:span text:style-name="T8">Σ </text:span><text:span text:style-name="T3">n*p</text:span></text:p>
      <text:p text:style-name="P15"><text:span text:style-name="T3"/></text:p>
      <text:p text:style-name="P2"><text:soft-page-break/><text:span text:style-name="T12">F</text:span>rom the above two equations we can see that, L_bug2 can end up being longer than L_bug1. <text:span text:style-name="T13">When bug 2 finds a new point better than the previous point it found, it sticks to it. This approach is also called “greedy”, which works very well when obstacles are simple. </text:span><text:span text:style-name="T14">A</text:span>s the complexity of the obstacle increases, <text:span text:style-name="T14">the conservative approach of </text:span>Bug 1 appears to perform better than Bug 2. </text:p>
      <text:p text:style-name="P2"/>
      <text:p text:style-name="P2"/>
      <text:p text:style-name="P3">Tangent Bug</text:p>
      <text:p text:style-name="P3"/>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12:18:37.798928691</meta:creation-date>
    <dc:date>2022-03-11T13:20:39.900455264</dc:date>
    <meta:editing-duration>PT50M58S</meta:editing-duration>
    <meta:editing-cycles>6</meta:editing-cycles>
    <meta:generator>LibreOffice/6.4.7.2$Linux_X86_64 LibreOffice_project/40$Build-2</meta:generator>
    <meta:document-statistic meta:table-count="0" meta:image-count="0" meta:object-count="0" meta:page-count="3" meta:paragraph-count="52" meta:word-count="661" meta:character-count="3645" meta:non-whitespace-character-count="3059"/>
  </office:meta>
</office:document-meta>
</file>